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4" style:family="table">
      <style:table-properties style:width="15.997cm" table:align="left" style:writing-mode="lr-tb"/>
    </style:style>
    <style:style style:name="Tableau34.A" style:family="table-column">
      <style:table-column-properties style:column-width="1.99cm"/>
    </style:style>
    <style:style style:name="Tableau34.B" style:family="table-column">
      <style:table-column-properties style:column-width="0.639cm"/>
    </style:style>
    <style:style style:name="Tableau34.C" style:family="table-column">
      <style:table-column-properties style:column-width="4.625cm"/>
    </style:style>
    <style:style style:name="Tableau34.D" style:family="table-column">
      <style:table-column-properties style:column-width="1.674cm"/>
    </style:style>
    <style:style style:name="Tableau34.E" style:family="table-column">
      <style:table-column-properties style:column-width="1.279cm"/>
    </style:style>
    <style:style style:name="Tableau34.F" style:family="table-column">
      <style:table-column-properties style:column-width="1.626cm"/>
    </style:style>
    <style:style style:name="Tableau34.G" style:family="table-column">
      <style:table-column-properties style:column-width="4.165cm"/>
    </style:style>
    <style:style style:name="Tableau34.A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none" fo:border-top="none" fo:border-bottom="0.05pt solid #000000"/>
    </style:style>
    <style:style style:name="Tableau3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Arial" fo:font-style="normal" fo:font-weight="bold" officeooo:rsid="001eb05a" officeooo:paragraph-rsid="00210f03" style:font-style-asian="normal" style:font-weight-asian="bold" style:font-name-complex="Arial1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" officeooo:paragraph-rsid="00210f03" style:font-name-complex="Arial1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="0cm" fo:border="none" style:shadow="none"/>
      <style:text-properties fo:font-style="italic" fo:font-weight="bold" officeooo:paragraph-rsid="00210f03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0210f03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weight="bold" officeooo:paragraph-rsid="00210f03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fo:font-weight="bold" officeooo:paragraph-rsid="00210f03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weight="bold" officeooo:paragraph-rsid="00210f03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weight="bold" officeooo:rsid="0024da9e" officeooo:paragraph-rsid="0024da9e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060b6a" officeooo:paragraph-rsid="00210f03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officeooo:paragraph-rsid="00210f03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ans" fo:font-size="8pt" officeooo:rsid="002677ef" officeooo:paragraph-rsid="00210f03" style:font-size-asian="8pt" style:font-size-complex="8pt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066fd6" officeooo:paragraph-rsid="00210f03" style:font-size-asian="8pt" style:font-size-complex="8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8pt" officeooo:rsid="000a9233" officeooo:paragraph-rsid="00210f03" style:font-size-asian="8pt" style:font-size-complex="8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22a938" officeooo:paragraph-rsid="00210f03" style:font-size-asian="8pt" style:font-size-complex="8pt"/>
    </style:style>
    <style:style style:name="P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ans" fo:font-size="8pt" officeooo:rsid="0022a938" officeooo:paragraph-rsid="00210f03" style:font-size-asian="8pt" style:font-size-complex="8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8pt" officeooo:rsid="0029554a" officeooo:paragraph-rsid="00210f03" style:font-size-asian="8pt" style:font-size-complex="8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ans" fo:font-size="8pt" officeooo:rsid="00466332" officeooo:paragraph-rsid="00210f03" style:font-size-asian="8pt" style:font-size-complex="8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466332" officeooo:paragraph-rsid="00210f03" style:font-size-asian="8pt" style:font-size-complex="8pt"/>
    </style:style>
    <style:style style:name="P1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ans" fo:font-size="8pt" officeooo:rsid="00466332" officeooo:paragraph-rsid="00210f03" style:font-size-asian="8pt" style:font-size-complex="8pt"/>
    </style:style>
    <style:style style:name="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ans" fo:font-size="8pt" officeooo:rsid="00096779" officeooo:paragraph-rsid="00210f03" style:font-size-asian="8pt" style:font-size-complex="8pt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8pt" officeooo:rsid="000d87b1" officeooo:paragraph-rsid="00210f03" style:font-size-asian="8pt" style:font-size-complex="8pt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ans" fo:font-size="8pt" officeooo:rsid="004e57bd" officeooo:paragraph-rsid="00210f03" style:font-size-asian="8pt" style:font-size-complex="8pt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8pt" officeooo:rsid="0026e5c5" officeooo:paragraph-rsid="00210f03" style:font-size-asian="8pt" style:font-size-complex="8pt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28055a" officeooo:paragraph-rsid="00210f03" style:font-size-asian="8pt" style:font-size-complex="8pt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8pt" officeooo:rsid="0033f0d7" officeooo:paragraph-rsid="00210f03" style:font-size-asian="8pt" style:font-size-complex="8pt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28e7ee" officeooo:paragraph-rsid="00210f03" style:font-size-asian="8pt" style:font-size-complex="8pt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ans" fo:font-size="8pt" officeooo:rsid="0038f6d0" officeooo:paragraph-rsid="00210f03" style:font-size-asian="8pt" style:font-size-complex="8pt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0c60f6" officeooo:paragraph-rsid="00210f03" style:font-size-asian="8pt" style:font-size-complex="8pt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4e57bd" officeooo:paragraph-rsid="00210f03" fo:background-color="#ffffff" style:font-size-asian="8pt" style:font-size-complex="8pt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0c3e8b" officeooo:paragraph-rsid="00210f03" fo:background-color="#ffffff" style:font-size-asian="8pt" style:font-size-complex="8pt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ans" fo:font-size="8pt" officeooo:rsid="000c60f6" officeooo:paragraph-rsid="00210f03" fo:background-color="#ffffff" style:font-size-asian="8pt" style:font-size-complex="8pt"/>
    </style:style>
    <style:style style:name="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22c679" officeooo:paragraph-rsid="0022c679" fo:background-color="#ffffff" style:font-size-asian="8pt" style:font-size-complex="8pt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paragraph-rsid="00210f03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officeooo:rsid="0026914d" officeooo:paragraph-rsid="0026914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26914d" officeooo:paragraph-rsid="0026914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tyle="italic" fo:font-weight="bold" officeooo:rsid="0026be18" officeooo:paragraph-rsid="0026be18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0210f03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26be18" officeooo:paragraph-rsid="0026be18"/>
    </style:style>
    <style:style style:name="P39" style:family="paragraph" style:parent-style-name="Table_20_Contents">
      <style:paragraph-properties fo:margin-left="0.751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10pt" officeooo:rsid="0026be18" officeooo:paragraph-rsid="0026be18"/>
    </style:style>
    <style:style style:name="T1" style:family="text">
      <style:text-properties officeooo:rsid="0023d4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/>
        <table:table-column table:style-name="Tableau34.G"/>
        <table:table-row>
          <table:table-cell table:style-name="Tableau34.A1" table:number-columns-spanned="7" office:value-type="string">
            <text:p text:style-name="P3">Fiche de test <text:span text:style-name="T1">unitai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2" office:value-type="string">
            <text:p text:style-name="P7">Nature : </text:p>
          </table:table-cell>
          <table:covered-table-cell/>
          <table:table-cell table:style-name="Tableau34.A2" table:number-columns-spanned="2" office:value-type="string">
            <text:p text:style-name="P33"/>
          </table:table-cell>
          <table:covered-table-cell/>
          <table:table-cell table:style-name="Tableau34.A2" table:number-columns-spanned="2" office:value-type="string">
            <text:p text:style-name="P7">Référence : </text:p>
          </table:table-cell>
          <table:covered-table-cell/>
          <table:table-cell table:style-name="Tableau34.G2" office:value-type="string">
            <text:p text:style-name="P33"/>
          </table:table-cell>
        </table:table-row>
        <table:table-row>
          <table:table-cell table:style-name="Tableau34.A2" table:number-columns-spanned="2" office:value-type="string">
            <text:p text:style-name="P7">Module : </text:p>
          </table:table-cell>
          <table:covered-table-cell/>
          <table:table-cell table:style-name="Tableau34.G2" table:number-columns-spanned="5" office:value-type="string">
            <text:p text:style-name="P36">Class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2" office:value-type="string">
            <text:p text:style-name="P7">Objectif :</text:p>
          </table:table-cell>
          <table:covered-table-cell/>
          <table:table-cell table:style-name="Tableau34.G2" table:number-columns-spanned="5" office:value-type="string">
            <text:p text:style-name="P38">Vérifier le fonctionnement de l’émission de trame Sigfox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2" office:value-type="string">
            <text:p text:style-name="P8">Date :</text:p>
          </table:table-cell>
          <table:covered-table-cell/>
          <table:table-cell table:style-name="Tableau34.G2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4.G2" table:number-columns-spanned="7" office:value-type="string">
            <text:p text:style-name="P4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5" office:value-type="string">
            <text:p text:style-name="P5">État initial du module</text:p>
          </table:table-cell>
          <table:covered-table-cell/>
          <table:covered-table-cell/>
          <table:covered-table-cell/>
          <table:covered-table-cell/>
          <table:table-cell table:style-name="Tableau34.G2" table:number-columns-spanned="2" office:value-type="string">
            <text:p text:style-name="P5">Environnement du test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6">Programme</text:p>
          </table:table-cell>
          <table:covered-table-cell/>
          <table:table-cell table:style-name="Tableau34.A2" table:number-columns-spanned="3" office:value-type="string">
            <text:p text:style-name="P34">Projet BallonSonde</text:p>
          </table:table-cell>
          <table:covered-table-cell/>
          <table:covered-table-cell/>
          <table:table-cell table:style-name="Tableau34.G2" table:number-columns-spanned="2" office:value-type="string">
            <text:p text:style-name="P35">PC Linux avec Netbeans</text:p>
          </table:table-cell>
          <table:covered-table-cell/>
        </table:table-row>
        <table:table-row>
          <table:table-cell table:style-name="Tableau34.G2" table:number-columns-spanned="7" office:value-type="string">
            <text:p text:style-name="P5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G2" table:number-columns-spanned="7" office:value-type="string">
            <text:p text:style-name="P39">L’esp32 est sous tension. Le module SigFox est connecté à l’esp3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G2" table:number-columns-spanned="7" office:value-type="string">
            <text:p text:style-name="P4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G2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A2" office:value-type="string">
            <text:p text:style-name="P5">Repère</text:p>
          </table:table-cell>
          <table:table-cell table:style-name="Tableau34.A2" table:number-columns-spanned="2" office:value-type="string">
            <text:p text:style-name="P5">Opérations</text:p>
          </table:table-cell>
          <table:covered-table-cell/>
          <table:table-cell table:style-name="Tableau34.G2" table:number-columns-spanned="4" office:value-type="string">
            <text:p text:style-name="P5">Résultats attendus</text:p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11">1</text:p>
          </table:table-cell>
          <table:table-cell table:style-name="Tableau34.A14" table:number-columns-spanned="2" office:value-type="string">
            <text:p text:style-name="P12"/>
          </table:table-cell>
          <table:covered-table-cell/>
          <table:table-cell table:style-name="Tableau34.G2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11">2</text:p>
          </table:table-cell>
          <table:table-cell table:style-name="Tableau34.A14" table:number-columns-spanned="2" office:value-type="string">
            <text:p text:style-name="P14"/>
          </table:table-cell>
          <table:covered-table-cell/>
          <table:table-cell table:style-name="Tableau34.G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17">3</text:p>
          </table:table-cell>
          <table:table-cell table:style-name="Tableau34.A14" table:number-columns-spanned="2" office:value-type="string">
            <text:p text:style-name="P20"/>
          </table:table-cell>
          <table:covered-table-cell/>
          <table:table-cell table:style-name="Tableau34.G2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17">4</text:p>
          </table:table-cell>
          <table:table-cell table:style-name="Tableau34.A14" table:number-columns-spanned="2" office:value-type="string">
            <text:p text:style-name="P19"/>
          </table:table-cell>
          <table:covered-table-cell/>
          <table:table-cell table:style-name="Tableau34.G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22">5</text:p>
          </table:table-cell>
          <table:table-cell table:style-name="Tableau34.A14" table:number-columns-spanned="2" office:value-type="string">
            <text:p text:style-name="P18"/>
          </table:table-cell>
          <table:covered-table-cell/>
          <table:table-cell table:style-name="Tableau34.G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22">6</text:p>
          </table:table-cell>
          <table:table-cell table:style-name="Tableau34.A14" table:number-columns-spanned="2" office:value-type="string">
            <text:p text:style-name="P15"/>
          </table:table-cell>
          <table:covered-table-cell/>
          <table:table-cell table:style-name="Tableau34.G2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29">7</text:p>
          </table:table-cell>
          <table:table-cell table:style-name="Tableau34.A14" table:number-columns-spanned="2" office:value-type="string">
            <text:p text:style-name="P24"/>
          </table:table-cell>
          <table:covered-table-cell/>
          <table:table-cell table:style-name="Tableau34.G2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30">8</text:p>
          </table:table-cell>
          <table:table-cell table:style-name="Tableau34.A14" table:number-columns-spanned="2" office:value-type="string">
            <text:p text:style-name="P26"/>
          </table:table-cell>
          <table:covered-table-cell/>
          <table:table-cell table:style-name="Tableau34.G2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32">9</text:p>
          </table:table-cell>
          <table:table-cell table:style-name="Tableau34.A14" table:number-columns-spanned="2" office:value-type="string">
            <text:p text:style-name="P28"/>
          </table:table-cell>
          <table:covered-table-cell/>
          <table:table-cell table:style-name="Tableau34.G2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32">10</text:p>
          </table:table-cell>
          <table:table-cell table:style-name="Tableau34.A14" table:number-columns-spanned="2" office:value-type="string">
            <text:p text:style-name="P28"/>
          </table:table-cell>
          <table:covered-table-cell/>
          <table:table-cell table:style-name="Tableau34.G2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9T10:27:38.181200412</meta:creation-date>
    <dc:date>2021-03-22T10:22:04.950741709</dc:date>
    <meta:editing-duration>PT42M37S</meta:editing-duration>
    <meta:editing-cycles>8</meta:editing-cycles>
    <meta:generator>LibreOffice/6.3.5.2$Linux_X86_64 LibreOffice_project/30$Build-2</meta:generator>
    <meta:document-statistic meta:table-count="1" meta:image-count="0" meta:object-count="0" meta:page-count="1" meta:paragraph-count="30" meta:word-count="70" meta:character-count="386" meta:non-whitespace-character-count="343"/>
  </office:meta>
</office:document-meta>
</file>